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91in"/>
    </style:style>
    <style:style style:name="co3" style:family="table-column">
      <style:table-column-properties fo:break-before="auto" style:column-width="2.5783in"/>
    </style:style>
    <style:style style:name="co4" style:family="table-column">
      <style:table-column-properties fo:break-before="auto" style:column-width="1.24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units sold</text:p>
          </table:table-cell>
          <table:table-cell table:number-columns-repeated="2"/>
        </table:table-row>
        <table:table-row table:style-name="ro1">
          <table:table-cell office:value-type="date" office:date-value="2011-06-08">
            <text:p>06/08/11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date" office:date-value="2011-06-09">
            <text:p>06/09/11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1-06-10">
            <text:p>06/10/11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date" office:date-value="2011-06-11">
            <text:p>06/11/1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1-06-12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11-06-13">
            <text:p>06/13/1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1-06-14">
            <text:p>06/14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date" office:date-value="2011-06-15">
            <text:p>06/15/1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1-06-16">
            <text:p>06/16/11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date" office:date-value="2011-06-17">
            <text:p>06/17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date" office:date-value="2011-06-18">
            <text:p>06/18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date" office:date-value="2011-06-19">
            <text:p>06/19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date" office:date-value="2011-06-20">
            <text:p>06/2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date" office:date-value="2011-06-21">
            <text:p>06/21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11-06-22">
            <text:p>06/22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date" office:date-value="2011-06-23">
            <text:p>06/23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11-06-24">
            <text:p>06/24/11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date" office:date-value="2011-06-25">
            <text:p>06/25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date" office:date-value="2011-06-26">
            <text:p>06/26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date" office:date-value="2011-06-27">
            <text:p>06/27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date" office:date-value="2011-06-28">
            <text:p>06/28/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1-06-29">
            <text:p>06/29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date" office:date-value="2011-06-30">
            <text:p>06/3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date" office:date-value="2011-07-01">
            <text:p>07/01/1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date" office:date-value="2011-07-02">
            <text:p>07/0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11-07-03">
            <text:p>07/03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date" office:date-value="2011-07-04">
            <text:p>07/04/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1-07-05">
            <text:p>07/05/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1-07-06">
            <text:p>07/06/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1-07-07">
            <text:p>07/07/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1-07-08">
            <text:p>07/08/11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date" office:date-value="2011-07-09">
            <text:p>07/09/11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date" office:date-value="2011-07-10">
            <text:p>07/10/11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1-07-11">
            <text:p>07/11/11</text:p>
          </table:table-cell>
          <table:table-cell table:number-columns-repeated="3"/>
        </table:table-row>
        <table:table-row table:style-name="ro1">
          <table:table-cell office:value-type="date" office:date-value="2011-07-12">
            <text:p>07/12/11</text:p>
          </table:table-cell>
          <table:table-cell table:number-columns-repeated="3"/>
        </table:table-row>
        <table:table-row table:style-name="ro1">
          <table:table-cell office:value-type="date" office:date-value="2011-07-13">
            <text:p>07/13/11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Default"/>
          <table:table-cell table:formula="of:=SUM([.B2:.B40])" office:value-type="float" office:value="316">
            <text:p>316</text:p>
          </table:table-cell>
          <table:table-cell office:value-type="string">
            <text:p>Total Units sold</text:p>
          </table:table-cell>
          <table:table-cell/>
        </table:table-row>
        <table:table-row table:style-name="ro1">
          <table:table-cell table:style-name="Default"/>
          <table:table-cell table:formula="of:=[.B41]*1.4" office:value-type="float" office:value="442.4">
            <text:p>442.4</text:p>
          </table:table-cell>
          <table:table-cell office:value-type="string">
            <text:p>Total Gross Revenue estimate in US $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07/11/2011</text:date>, <text:time>14:2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6T08:06:14.27</meta:creation-date>
    <meta:generator>OpenOffice.org/3.2$Win32 OpenOffice.org_project/320m12$Build-9483</meta:generator>
    <dc:date>2011-07-11T14:25:08.29</dc:date>
    <meta:editing-duration>PT06H31M16S</meta:editing-duration>
    <meta:editing-cycles>7</meta:editing-cycles>
    <meta:document-statistic meta:table-count="3" meta:cell-count="75" meta:object-count="0"/>
  </office:meta>
</office:document-meta>
</file>